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20c" officeooo:paragraph-rsid="001da20c"/>
    </style:style>
    <style:style style:name="P2" style:family="paragraph" style:parent-style-name="Standard">
      <style:text-properties officeooo:paragraph-rsid="0003bab4"/>
    </style:style>
    <style:style style:name="P3" style:family="paragraph" style:parent-style-name="Standard">
      <style:text-properties style:use-window-font-color="true" officeooo:paragraph-rsid="0003bab4"/>
    </style:style>
    <style:style style:name="P4" style:family="paragraph" style:parent-style-name="Standard">
      <style:text-properties style:use-window-font-color="true" officeooo:rsid="0003bab4" officeooo:paragraph-rsid="0003bab4"/>
    </style:style>
    <style:style style:name="P5" style:family="paragraph" style:parent-style-name="Standard">
      <style:text-properties style:use-window-font-color="true" officeooo:rsid="00035a2a" officeooo:paragraph-rsid="00035a2a"/>
    </style:style>
    <style:style style:name="P6" style:family="paragraph" style:parent-style-name="Standard">
      <style:text-properties style:use-window-font-color="true" officeooo:rsid="00035a2a" officeooo:paragraph-rsid="0003bab4"/>
    </style:style>
    <style:style style:name="P7" style:family="paragraph" style:parent-style-name="Standard">
      <style:text-properties style:use-window-font-color="true" officeooo:paragraph-rsid="00035a2a"/>
    </style:style>
    <style:style style:name="P8" style:family="paragraph" style:parent-style-name="Standard">
      <style:text-properties style:use-window-font-color="true" officeooo:paragraph-rsid="000449f2"/>
    </style:style>
    <style:style style:name="P9" style:family="paragraph" style:parent-style-name="Standard">
      <style:text-properties style:use-window-font-color="true" fo:font-size="12pt" officeooo:paragraph-rsid="00035a2a"/>
    </style:style>
    <style:style style:name="P10" style:family="paragraph" style:parent-style-name="Standard">
      <style:text-properties style:use-window-font-color="true" fo:font-size="12pt" officeooo:rsid="00035a2a" officeooo:paragraph-rsid="00035a2a"/>
    </style:style>
    <style:style style:name="P11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paragraph-rsid="00035a2a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35a2a" officeooo:paragraph-rsid="00035a2a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paragraph-rsid="0003bab4"/>
    </style:style>
    <style:style style:name="P14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3bab4" officeooo:paragraph-rsid="0003bab4"/>
    </style:style>
    <style:style style:name="P15" style:family="paragraph" style:parent-style-name="Standard">
      <style:paragraph-properties fo:text-align="center" style:justify-single-word="false"/>
      <style:text-properties fo:font-size="24pt" officeooo:rsid="00070664" officeooo:paragraph-rsid="001dda57" style:font-size-asian="21pt" style:font-size-complex="24pt"/>
    </style:style>
    <style:style style:name="P16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3bab4" officeooo:paragraph-rsid="0003bab4"/>
    </style:style>
    <style:style style:name="P17" style:family="paragraph" style:parent-style-name="Standard">
      <style:text-properties officeooo:rsid="001da20c" officeooo:paragraph-rsid="001da20c"/>
    </style:style>
    <style:style style:name="T1" style:family="text">
      <style:text-properties officeooo:rsid="00035a2a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35a2a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3bab4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03bab4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0449f2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05202e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035a2a"/>
    </style:style>
    <style:style style:name="T10" style:family="text">
      <style:text-properties fo:font-variant="normal" fo:text-transform="none" style:font-name="Helvetica Neue" fo:font-size="12pt" fo:letter-spacing="normal" fo:font-style="normal" fo:font-weight="normal"/>
    </style:style>
    <style:style style:name="T11" style:family="text">
      <style:text-properties fo:font-size="12pt"/>
    </style:style>
    <style:style style:name="T12" style:family="text">
      <style:text-properties fo:font-size="12pt" officeooo:rsid="00035a2a"/>
    </style:style>
    <style:style style:name="T13" style:family="text">
      <style:text-properties fo:font-size="12pt" officeooo:rsid="0004ee35"/>
    </style:style>
    <style:style style:name="T14" style:family="text">
      <style:text-properties style:font-name="Liberation Serif" fo:font-size="12pt" officeooo:rsid="00035a2a"/>
    </style:style>
    <style:style style:name="T15" style:family="text">
      <style:text-properties officeooo:rsid="0004ee35"/>
    </style:style>
    <style:style style:name="T16" style:family="text">
      <style:text-properties officeooo:rsid="00076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6">E0-5 </text:span>Avaliação de usabilidade</text:p>
      <text:p text:style-name="P17"/>
      <text:p text:style-name="P17"/>
      <text:p text:style-name="P17"/>
      <text:p text:style-name="P17"/>
      <text:p text:style-name="P17"/>
      <text:p text:style-name="P1">Trabalho realizado por:</text:p>
      <text:p text:style-name="P1"/>
      <text:p text:style-name="P1">Camilla Damasceno</text:p>
      <text:p text:style-name="P1"/>
      <text:p text:style-name="P1">Gabriel Souza</text:p>
      <text:p text:style-name="P1"/>
      <text:p text:style-name="P1">Luiza Ávila</text:p>
      <text:p text:style-name="Standard"/>
      <text:p text:style-name="Standard"/>
      <text:p text:style-name="P5">Perguntas:</text:p>
      <text:p text:style-name="P7"><text:span text:style-name="T1">a) </text:span><text:span text:style-name="T11">Como é a estrutura de diretórios do GIT</text:span></text:p>
      <text:p text:style-name="P7"><text:span text:style-name="T12">b) </text:span><text:span text:style-name="T11">Como a classe (arquivo) “Peça” é criada e movida entre os diretórios?</text:span></text:p>
      <text:p text:style-name="P7"><text:span text:style-name="T12">c) </text:span><text:span text:style-name="T11">Como você cria um</text:span><text:span text:style-name="T13">a</text:span><text:span text:style-name="T11"> versão de peça?</text:span></text:p>
      <text:p text:style-name="P9"/>
      <text:p text:style-name="P10">Respostas:</text:p>
      <text:p text:style-name="P7"><text:span text:style-name="T12">a)</text:span><text:span text:style-name="T14"> <text:tab/>Banco de dados de objetos: </text:span><text:span text:style-name="T5">várias pastas nomeadas com dois caracteres. As duas primeiras letras do hash do objeto armazenado no git são o nome dos seus diretórios.</text:span></text:p>
      <text:p text:style-name="P11"/>
      <text:p text:style-name="P7"><text:span text:style-name="T5"><text:tab/></text:span><text:span text:style-name="T9">Arquivo de configurações: é criado para cada projeto individual. Pelo menos nesse projeto, as entradas nesse arquivo vão sobrescrever as entradas no arquivo .gitconfig do seu diretório principal.</text:span></text:p>
      <text:p text:style-name="P12"/>
      <text:p text:style-name="P2"><text:span text:style-name="T3"><text:tab/>Branches e tags: Cada arquivo no subdiretório de tags corresponde a tag anteriormente criada usando o comando </text:span><text:span text:style-name="T4">git tag</text:span><text:span text:style-name="T3">. Seu conteúdo não é nada mais que um </text:span><text:span text:style-name="T4">hash</text:span><text:span text:style-name="T3"> de um commit associado à tag. </text:span><text:span text:style-name="T2">A pasta </text:span><text:span text:style-name="Emphasis"><text:span text:style-name="T2">heads </text:span></text:span><text:span text:style-name="T2">é quase idêntica e é usada não para tags, mas para branches. </text:span></text:p>
      <text:p text:style-name="P13"/>
      <text:p text:style-name="P3"><text:span text:style-name="T5"><text:tab/></text:span><text:span text:style-name="T6">Arquivo Head: Existe uma referência para o branch atual no arquivo HEAD. </text:span></text:p>
      <text:p text:style-name="P14">b) </text:p>
      <text:p text:style-name="P8"><text:span text:style-name="T6">Criar: </text:span><text:span text:style-name="T10">.</text:span><text:span text:style-name="T5"><text:line-break/>Cli</text:span><text:span text:style-name="T7">car</text:span><text:span text:style-name="T5"> no repositório desejado;<text:line-break/>Cli</text:span><text:span text:style-name="T7">car</text:span><text:span text:style-name="T5"> em Create new file;<text:line-break/>Na caixa de texto "Name your file..." digitar o nome do diretório a ser criado, seguido de "/", por exemplo, &lt;mydir/&gt;. Após digitar a /, o diretório já aparece na hierarquia de diretórios;<text:line-break/>Finalmente, digite o nome do arquivo desejado, escreva o seu conteúdo e, por fim, no final da página clique em Commit new file. </text:span></text:p>
      <text:p text:style-name="P14">Mover: </text:p>
      <text:p text:style-name="P3"><text:span text:style-name="T6"><text:tab/></text:span><text:span text:style-name="T5">mkdir </text:span><text:span text:style-name="T6">diretorio</text:span></text:p>
      <text:p text:style-name="P14"><text:tab/>git mv peça diretorio</text:p>
      <text:p text:style-name="P13">Movendo arquivos com git, nós notificamos o git sobre duas coisas:</text:p>
      <text:list xml:id="list351423902" text:style-name="L1">
        <text:list-item>
          <text:p text:style-name="P16">O arquivo peça foi deletado</text:p>
        </text:list-item>
        <text:list-item>
          <text:p text:style-name="P16">O arquivo diretorio/peça foi criado</text:p>
        </text:list-item>
      </text:list>
      <text:p text:style-name="P4"><text:span text:style-name="T7">c)</text:span><text:span text:style-name="T5"><text:tab/></text:span><text:span text:style-name="T8">No git, se vc sobe dois arquivos com o mesmo nome, ele bota o segundo como versão 2 e guarda a primeira num histórico</text:span></text:p>
      <text:p text:style-name="P6"><text:tab/><text:span text:style-name="T15">git add&lt;arquivo&gt;</text:span><text:tab/></text:p>
      <text:p text:style-name="P6"><text:tab/><text:span text:style-name="T15">git add *</text:span></text:p>
      <text:p text:style-name="P6"><text:tab/><text:span text:style-name="T15">git commit -m “comentario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6:01:16.627000000</meta:creation-date>
    <dc:date>2019-11-28T23:31:06.810000000</dc:date>
    <meta:editing-duration>PT48M48S</meta:editing-duration>
    <meta:editing-cycles>5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6" meta:word-count="295" meta:character-count="1707" meta:non-whitespace-character-count="1425"/>
  </office:meta>
</office:document-meta>
</file>